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usage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no_operation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rollover_error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ost_fail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undefined_error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a_A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b_B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c_C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d_D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e_E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f_F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_G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h_H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i_I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j_J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k_K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l_L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_M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n_N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o_O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p_P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q_Q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r_R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s_S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_T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u_U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v_V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w_W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x_X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y_Y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z_Z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_1_exclam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_2_at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_3_numbersign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_4_dollar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_5_percent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_6_asciicircum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_7_ampersand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_8_asterisk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_9_parenleft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_0_parenright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Esc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Backspace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Tab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Spacebar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minus_underscore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equal_plus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bracketleft_braceleft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bracketright_braceright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backslash_bar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semicolon_colon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apostrophe_quotedbl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rave_asciitilde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omma_less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period_greater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lash_question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caps_lock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F7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F8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F10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F11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print_screen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scroll_lock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pause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insert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page_up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page_down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4:41:05.978262941</meta:creation-date>
    <dc:date>2023-12-09T14:41:48.195113538</dc:date>
    <meta:editing-duration>PT42S</meta:editing-duration>
    <meta:editing-cycles>3</meta:editing-cycles>
    <meta:generator>LibreOffice/7.5.5.2$Linux_X86_64 LibreOffice_project/50$Build-2</meta:generator>
    <meta:document-statistic meta:table-count="1" meta:cell-count="167" meta:object-count="0"/>
  </office:meta>
</office:document-meta>
</file>